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SNP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BETA</text:p>
          </table:table-cell>
          <table:table-cell table:style-name="Default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s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001" calcext:value-type="float">
            <text:p>3001</text:p>
          </table:table-cell>
          <table:table-cell office:value-type="float" office:value="1.675" calcext:value-type="float">
            <text:p>1.675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string" calcext:value-type="string">
            <text:p>rs2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002" calcext:value-type="float">
            <text:p>3002</text:p>
          </table:table-cell>
          <table:table-cell office:value-type="float" office:value="10.722" calcext:value-type="float">
            <text:p>10.722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string" calcext:value-type="string">
            <text:p>rs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003" calcext:value-type="float">
            <text:p>3003</text:p>
          </table:table-cell>
          <table:table-cell office:value-type="float" office:value="-21.03" calcext:value-type="float">
            <text:p>-21.030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string" calcext:value-type="string">
            <text:p>rs4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004" calcext:value-type="float">
            <text:p>3004</text:p>
          </table:table-cell>
          <table:table-cell office:value-type="float" office:value="-21.03" calcext:value-type="float">
            <text:p>-21.030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string" calcext:value-type="string">
            <text:p>rs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005" calcext:value-type="float">
            <text:p>3005</text:p>
          </table:table-cell>
          <table:table-cell office:value-type="float" office:value="-15.533" calcext:value-type="float">
            <text:p>-15.533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string" calcext:value-type="string">
            <text:p>rs6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006" calcext:value-type="float">
            <text:p>3006</text:p>
          </table:table-cell>
          <table:table-cell office:value-type="float" office:value="7.79" calcext:value-type="float">
            <text:p>7.790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rs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007" calcext:value-type="float">
            <text:p>3007</text:p>
          </table:table-cell>
          <table:table-cell office:value-type="float" office:value="-9.919" calcext:value-type="float">
            <text:p>-9.919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string" calcext:value-type="string">
            <text:p>rs8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008" calcext:value-type="float">
            <text:p>3008</text:p>
          </table:table-cell>
          <table:table-cell office:value-type="float" office:value="-15.625" calcext:value-type="float">
            <text:p>-15.625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string" calcext:value-type="string">
            <text:p>rs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009" calcext:value-type="float">
            <text:p>3009</text:p>
          </table:table-cell>
          <table:table-cell office:value-type="float" office:value="20.462" calcext:value-type="float">
            <text:p>20.462</text:p>
          </table:table-cell>
          <table:table-cell office:value-type="float" office:value="0.935" calcext:value-type="float">
            <text:p>0.9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3:04:13.472022443</meta:creation-date>
    <dc:date>2021-02-04T13:09:42.797501091</dc:date>
    <meta:editing-duration>PT5M29S</meta:editing-duration>
    <meta:editing-cycles>1</meta:editing-cycles>
    <meta:document-statistic meta:table-count="1" meta:cell-count="60" meta:object-count="0"/>
    <meta:generator>LibreOffice/6.4.6.2$Linux_X86_64 LibreOffice_project/40$Build-2</meta:generator>
  </office:meta>
</office:document-meta>
</file>